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 officeooo:paragraph-rsid="00158743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/>
    </style:style>
    <style:style style:name="P11" style:family="paragraph" style:parent-style-name="Preformatted_20_Text">
      <loext:graphic-properties draw:fill="solid" draw:fill-color="#2b2b2b" draw:opacity="100%"/>
      <style:paragraph-properties fo:break-before="page" fo:background-color="#2b2b2b"/>
      <style:text-properties fo:color="#a9b7c6" style:font-name="Courier New"/>
    </style:style>
    <style:style style:name="P12" style:family="paragraph" style:parent-style-name="Preformatted_20_Text">
      <loext:graphic-properties draw:fill="solid" draw:fill-color="#2b2b2b" draw:opacity="100%"/>
      <style:paragraph-properties fo:break-before="page" fo:background-color="#2b2b2b"/>
      <style:text-properties fo:color="#a9b7c6" style:font-name="Courier New" officeooo:paragraph-rsid="00158743"/>
    </style:style>
    <style:style style:name="T1" style:family="text">
      <style:text-properties fo:color="#cc7832"/>
    </style:style>
    <style:style style:name="T2" style:family="text">
      <style:text-properties fo:color="#cc7832" style:font-name="Courier New"/>
    </style:style>
    <style:style style:name="T3" style:family="text">
      <style:text-properties style:font-name="Courier New"/>
    </style:style>
    <style:style style:name="T4" style:family="text">
      <style:text-properties style:font-name="Courier New" fo:font-style="italic"/>
    </style:style>
    <style:style style:name="T5" style:family="text">
      <style:text-properties fo:color="#9876aa" style:font-name="Courier New"/>
    </style:style>
    <style:style style:name="T6" style:family="text">
      <style:text-properties fo:color="#9876aa" style:font-name="Courier New" fo:font-style="italic"/>
    </style:style>
    <style:style style:name="T7" style:family="text">
      <style:text-properties fo:color="#6a8759" style:font-name="Courier New"/>
    </style:style>
    <style:style style:name="T8" style:family="text">
      <style:text-properties fo:color="#ffc66d" style:font-name="Courier New"/>
    </style:style>
    <style:style style:name="T9" style:family="text">
      <style:text-properties fo:color="#6897bb" style:font-name="Courier New"/>
    </style:style>
    <style:style style:name="T10" style:family="text">
      <style:text-properties fo:color="#bbb529"/>
    </style:style>
    <style:style style:name="T11" style:family="text">
      <style:text-properties fo:color="#bbb529" style:font-name="Courier New"/>
    </style:style>
    <style:style style:name="T12" style:family="text">
      <style:text-properties fo:color="#808080"/>
    </style:style>
    <style:style style:name="T13" style:family="text">
      <style:text-properties fo:color="#808080"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mport javax.swing.*;</text:span></text:p>
      <text:p text:style-name="P3"><text:span text:style-name="T1">public class </text:span>Utilidades {</text:p>
      <text:p text:style-name="P2"><text:s text:c="4"/><text:span text:style-name="T13">//Pasa todas los caracteres de una matrícula a mayusculas. Utilizado en "comprobarMatricula" y en el programaPrincipal.</text:span></text:p>
      <text:p text:style-name="P2"><text:span text:style-name="T12"><text:s text:c="4"/></text:span><text:span text:style-name="T2">public static </text:span><text:span text:style-name="T3">String </text:span><text:span text:style-name="T8">pasarAMayusculas</text:span><text:span text:style-name="T3">(String stringIndroducido){</text:span></text:p>
      <text:p text:style-name="P2"><text:s text:c="8"/><text:span text:style-name="T3">String salida=stringIndroducido.toUpperCase()</text:span><text:span text:style-name="T2">;</text:span></text:p>
      <text:p text:style-name="P2"><text:span text:style-name="T1"><text:s text:c="8"/></text:span><text:span text:style-name="T2">return </text:span><text:span text:style-name="T3">salida</text:span><text:span text:style-name="T2">;</text:span></text:p>
      <text:p text:style-name="P2"><text:span text:style-name="T1"><text:s text:c="4"/></text:span><text:span text:style-name="T3">}</text:span></text:p>
      <text:p text:style-name="P1">}</text:p>
      <text:p text:style-name="P5"><text:span text:style-name="T1"/></text:p>
      <text:p text:style-name="P3"><text:span text:style-name="T1">public enum BotonesMenu {</text:span></text:p>
      <text:p text:style-name="P2"><text:s text:c="4"/><text:span text:style-name="T6">ALTA</text:span><text:span text:style-name="T3">(</text:span><text:span text:style-name="T7">"Alta"</text:span><text:span text:style-name="T3">)</text:span><text:span text:style-name="T2">,</text:span></text:p>
      <text:p text:style-name="P2"><text:span text:style-name="T1"><text:s text:c="4"/></text:span><text:span text:style-name="T6">BAJA</text:span><text:span text:style-name="T3">(</text:span><text:span text:style-name="T7">"Baja"</text:span><text:span text:style-name="T3">)</text:span><text:span text:style-name="T2">,</text:span></text:p>
      <text:p text:style-name="P2"><text:span text:style-name="T1"><text:s text:c="4"/></text:span><text:span text:style-name="T6">DATOS</text:span><text:span text:style-name="T3">(</text:span><text:span text:style-name="T7">"Datos"</text:span><text:span text:style-name="T3">)</text:span><text:span text:style-name="T2">,</text:span></text:p>
      <text:p text:style-name="P2"><text:span text:style-name="T1"><text:s text:c="4"/></text:span><text:span text:style-name="T6">LISTADO</text:span><text:span text:style-name="T3">(</text:span><text:span text:style-name="T7">"Listado"</text:span><text:span text:style-name="T3">)</text:span><text:span text:style-name="T2">,</text:span></text:p>
      <text:p text:style-name="P2"><text:span text:style-name="T1"><text:s text:c="4"/></text:span><text:span text:style-name="T6">SALIR</text:span><text:span text:style-name="T3">(</text:span><text:span text:style-name="T7">"Salir"</text:span><text:span text:style-name="T3">)</text:span><text:span text:style-name="T2">;</text:span></text:p>
      <text:p text:style-name="P2"><text:span text:style-name="T1"><text:s text:c="4"/></text:span><text:span text:style-name="T2">private </text:span><text:span text:style-name="T3">String </text:span><text:span text:style-name="T5">BotonMenu</text:span><text:span text:style-name="T2">;</text:span></text:p>
      <text:p text:style-name="P2"><text:span text:style-name="T1"><text:s text:c="4"/></text:span><text:span text:style-name="T8">BotonesMenu</text:span><text:span text:style-name="T3">(String BotonMenu) {</text:span></text:p>
      <text:p text:style-name="P2"><text:s text:c="8"/><text:span text:style-name="T2">this</text:span><text:span text:style-name="T3">.</text:span><text:span text:style-name="T5">BotonMenu </text:span><text:span text:style-name="T3">= BotonMenu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</text:span><text:span text:style-name="T3">String </text:span><text:span text:style-name="T8">getBotonMenu</text:span><text:span text:style-name="T3">() {</text:span></text:p>
      <text:p text:style-name="P2"><text:s text:c="8"/><text:span text:style-name="T2">return </text:span><text:span text:style-name="T5">BotonMenu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11">@Override</text:span></text:p>
      <text:p text:style-name="P2"><text:span text:style-name="T10"><text:s text:c="4"/></text:span><text:span text:style-name="T2">public </text:span><text:span text:style-name="T3">String </text:span><text:span text:style-name="T8">toString</text:span><text:span text:style-name="T3">() {</text:span></text:p>
      <text:p text:style-name="P2"><text:s text:c="8"/><text:span text:style-name="T2">return </text:span><text:span text:style-name="T5">BotonMenu</text:span><text:span text:style-name="T2">;</text:span></text:p>
      <text:p text:style-name="P2"><text:span text:style-name="T1"><text:s text:c="4"/></text:span><text:span text:style-name="T3">}</text:span></text:p>
      <text:p text:style-name="P1">}</text:p>
      <text:p text:style-name="P5"><text:span text:style-name="T1"/></text:p>
      <text:p text:style-name="P3"><text:span text:style-name="T1">public enum Marcas {</text:span></text:p>
      <text:p text:style-name="P2"><text:s text:c="4"/><text:span text:style-name="T6">MERCEDES</text:span><text:span text:style-name="T3">(</text:span><text:span text:style-name="T7">"Mercedes"</text:span><text:span text:style-name="T3">)</text:span><text:span text:style-name="T2">,</text:span></text:p>
      <text:p text:style-name="P2"><text:span text:style-name="T1"><text:s text:c="4"/></text:span><text:span text:style-name="T6">PEGASO</text:span><text:span text:style-name="T3">(</text:span><text:span text:style-name="T7">"Pegaso"</text:span><text:span text:style-name="T3">)</text:span><text:span text:style-name="T2">,</text:span></text:p>
      <text:p text:style-name="P2"><text:span text:style-name="T1"><text:s text:c="4"/></text:span><text:span text:style-name="T6">FORD</text:span><text:span text:style-name="T3">(</text:span><text:span text:style-name="T7">"Ford"</text:span><text:span text:style-name="T3">)</text:span><text:span text:style-name="T2">;</text:span></text:p>
      <text:p text:style-name="P2"><text:span text:style-name="T1"><text:s text:c="4"/></text:span><text:span text:style-name="T2">private </text:span><text:span text:style-name="T3">String </text:span><text:span text:style-name="T5">marca</text:span><text:span text:style-name="T2">;</text:span></text:p>
      <text:p text:style-name="P2"><text:span text:style-name="T1"><text:s text:c="4"/></text:span><text:span text:style-name="T8">Marcas</text:span><text:span text:style-name="T3">(String marca) {</text:span></text:p>
      <text:p text:style-name="P2"><text:s text:c="8"/><text:span text:style-name="T2">this</text:span><text:span text:style-name="T3">.</text:span><text:span text:style-name="T5">marca </text:span><text:span text:style-name="T3">= marca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</text:span><text:span text:style-name="T3">String </text:span><text:span text:style-name="T8">getMarca</text:span><text:span text:style-name="T3">() {</text:span></text:p>
      <text:p text:style-name="P2"><text:s text:c="8"/><text:span text:style-name="T2">return </text:span><text:span text:style-name="T5">marca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11">@Override</text:span></text:p>
      <text:p text:style-name="P2"><text:span text:style-name="T10"><text:s text:c="4"/></text:span><text:span text:style-name="T2">public </text:span><text:span text:style-name="T3">String </text:span><text:span text:style-name="T8">toString</text:span><text:span text:style-name="T3">() {</text:span></text:p>
      <text:p text:style-name="P2"><text:s text:c="8"/><text:span text:style-name="T2">return </text:span><text:span text:style-name="T5">marca</text:span><text:span text:style-name="T2">;</text:span></text:p>
      <text:p text:style-name="P2"><text:span text:style-name="T1"><text:s text:c="4"/></text:span><text:span text:style-name="T3">}</text:span></text:p>
      <text:p text:style-name="P1">}</text:p>
      <text:p text:style-name="P5"><text:span text:style-name="T1"/></text:p>
      <text:p text:style-name="P11"><text:span text:style-name="T1">public class Coche {</text:span></text:p>
      <text:p text:style-name="P2"><text:s text:c="4"/><text:span text:style-name="T2">private final </text:span><text:span text:style-name="T3">String </text:span><text:span text:style-name="T5">matricula</text:span><text:span text:style-name="T2">;</text:span></text:p>
      <text:p text:style-name="P2"><text:span text:style-name="T1"><text:s text:c="4"/></text:span><text:span text:style-name="T2">private final </text:span><text:span text:style-name="T3">Marcas </text:span><text:span text:style-name="T5">marca</text:span><text:span text:style-name="T2">;</text:span></text:p>
      <text:p text:style-name="P2"><text:span text:style-name="T1"><text:s text:c="4"/></text:span><text:span text:style-name="T2">private int </text:span><text:span text:style-name="T5">cargaMaxima</text:span><text:span text:style-name="T2">;</text:span></text:p>
      <text:p text:style-name="P2"><text:span text:style-name="T1"><text:s text:c="4"/></text:span><text:span text:style-name="T2">private int </text:span><text:span text:style-name="T5">kilometraje</text:span><text:span text:style-name="T2">;</text:span></text:p>
      <text:p text:style-name="P2"><text:span text:style-name="T1"><text:s text:c="4"/></text:span><text:span text:style-name="T2">public int </text:span><text:span text:style-name="T5">contadorCoches</text:span><text:span text:style-name="T2">;</text:span></text:p>
      <text:p text:style-name="P2"><text:span text:style-name="T1"><text:s text:c="4"/></text:span><text:span text:style-name="T2">public </text:span><text:span text:style-name="T8">Coche</text:span><text:span text:style-name="T3">(String matricula</text:span><text:span text:style-name="T2">, </text:span><text:span text:style-name="T3">Marcas marca</text:span><text:span text:style-name="T2">, int </text:span><text:span text:style-name="T3">cargaMaxima</text:span><text:span text:style-name="T2">, int </text:span><text:span text:style-name="T3">kilometraje) {</text:span></text:p>
      <text:p text:style-name="P2"><text:s text:c="8"/><text:span text:style-name="T2">this</text:span><text:span text:style-name="T3">.</text:span><text:span text:style-name="T5">matricula </text:span><text:span text:style-name="T3">= matricula</text:span><text:span text:style-name="T2">;</text:span></text:p>
      <text:p text:style-name="P2"><text:span text:style-name="T1"><text:s text:c="8"/></text:span><text:span text:style-name="T2">this</text:span><text:span text:style-name="T3">.</text:span><text:span text:style-name="T5">marca </text:span><text:span text:style-name="T3">= marca</text:span><text:span text:style-name="T2">;</text:span></text:p>
      <text:p text:style-name="P2"><text:span text:style-name="T1"><text:s text:c="8"/></text:span><text:span text:style-name="T2">this</text:span><text:span text:style-name="T3">.</text:span><text:span text:style-name="T5">cargaMaxima </text:span><text:span text:style-name="T3">= cargaMaxima</text:span><text:span text:style-name="T2">;</text:span></text:p>
      <text:p text:style-name="P2"><text:span text:style-name="T1"><text:s text:c="8"/></text:span><text:span text:style-name="T2">this</text:span><text:span text:style-name="T3">.</text:span><text:span text:style-name="T5">kilometraje </text:span><text:span text:style-name="T3">= kilometraje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</text:span><text:span text:style-name="T8">Coche</text:span><text:span text:style-name="T3">(String matricula</text:span><text:span text:style-name="T2">, </text:span><text:span text:style-name="T3">Marcas marca</text:span><text:span text:style-name="T2">, int </text:span><text:span text:style-name="T3">cargaMaxima) {</text:span></text:p>
      <text:p text:style-name="P2"><text:s text:c="8"/><text:span text:style-name="T2">this</text:span><text:span text:style-name="T3">.</text:span><text:span text:style-name="T5">matricula </text:span><text:span text:style-name="T3">= matricula</text:span><text:span text:style-name="T2">;</text:span></text:p>
      <text:p text:style-name="P2"><text:span text:style-name="T1"><text:s text:c="8"/></text:span><text:span text:style-name="T2">this</text:span><text:span text:style-name="T3">.</text:span><text:span text:style-name="T5">marca </text:span><text:span text:style-name="T3">= marca</text:span><text:span text:style-name="T2">;</text:span></text:p>
      <text:p text:style-name="P2"><text:span text:style-name="T1"><text:s text:c="8"/></text:span><text:span text:style-name="T2">this</text:span><text:span text:style-name="T3">.</text:span><text:span text:style-name="T5">cargaMaxima </text:span><text:span text:style-name="T3">= cargaMaxima</text:span><text:span text:style-name="T2">;</text:span></text:p>
      <text:p text:style-name="P2"><text:span text:style-name="T1"><text:s text:c="8"/></text:span><text:span text:style-name="T2">this</text:span><text:span text:style-name="T3">.</text:span><text:span text:style-name="T5">kilometraje </text:span><text:span text:style-name="T3">= </text:span><text:span text:style-name="T9">0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</text:span><text:span text:style-name="T3">String </text:span><text:span text:style-name="T8">getMatricula</text:span><text:span text:style-name="T3">() {</text:span></text:p>
      <text:p text:style-name="P2"><text:s text:c="8"/><text:span text:style-name="T2">return </text:span><text:span text:style-name="T5">matricula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</text:span><text:span text:style-name="T3">Marcas </text:span><text:span text:style-name="T8">getMarca</text:span><text:span text:style-name="T3">() {</text:span></text:p>
      <text:p text:style-name="P2"><text:s text:c="8"/><text:span text:style-name="T2">return </text:span><text:span text:style-name="T5">marca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int </text:span><text:span text:style-name="T8">getCargaMaxima</text:span><text:span text:style-name="T3">() {</text:span></text:p>
      <text:p text:style-name="P2"><text:s text:c="8"/><text:span text:style-name="T2">return </text:span><text:span text:style-name="T5">cargaMaxima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void </text:span><text:span text:style-name="T8">setCargaMaxima</text:span><text:span text:style-name="T3">(</text:span><text:span text:style-name="T2">int </text:span><text:span text:style-name="T3">cargaMaxima) {</text:span></text:p>
      <text:p text:style-name="P2"><text:s text:c="8"/><text:span text:style-name="T2">this</text:span><text:span text:style-name="T3">.</text:span><text:span text:style-name="T5">cargaMaxima </text:span><text:span text:style-name="T3">= cargaMaxima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int </text:span><text:span text:style-name="T8">getKilometraje</text:span><text:span text:style-name="T3">(){</text:span></text:p>
      <text:p text:style-name="P2"><text:s text:c="8"/><text:span text:style-name="T2">return </text:span><text:span text:style-name="T5">kilometraje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</text:span><text:span text:style-name="T3">String </text:span><text:span text:style-name="T8">salidaDatos</text:span><text:span text:style-name="T3">(){</text:span></text:p>
      <text:p text:style-name="P2"><text:s text:c="8"/><text:span text:style-name="T3">String salida=String.</text:span><text:span text:style-name="T4">format</text:span><text:span text:style-name="T3">(</text:span><text:span text:style-name="T7">"%20s %20s %20s %20s " </text:span><text:span text:style-name="T2">, </text:span><text:span text:style-name="T3">getMatricula()</text:span><text:span text:style-name="T2">,</text:span><text:span text:style-name="T3">getMarca() </text:span><text:span text:style-name="T2">, </text:span><text:span text:style-name="T3">getCargaMaxima()+</text:span><text:span text:style-name="T7">" Kg"</text:span><text:span text:style-name="T2">, </text:span><text:span text:style-name="T3">getKilometraje()+</text:span><text:span text:style-name="T7">" Km"</text:span><text:span text:style-name="T3">)</text:span><text:span text:style-name="T2">;</text:span></text:p>
      <text:p text:style-name="P2"><text:span text:style-name="T1"><text:s text:c="8"/></text:span><text:span text:style-name="T2">return </text:span><text:span text:style-name="T3">salida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11">@Override</text:span></text:p>
      <text:p text:style-name="P2"><text:span text:style-name="T10"><text:s text:c="4"/></text:span><text:span text:style-name="T2">public </text:span><text:span text:style-name="T3">String </text:span><text:span text:style-name="T8">toString</text:span><text:span text:style-name="T3">() {</text:span></text:p>
      <text:p text:style-name="P2"><text:s text:c="8"/><text:span text:style-name="T2">return </text:span><text:span text:style-name="T5">matricula</text:span><text:span text:style-name="T2">;</text:span></text:p>
      <text:p text:style-name="P2"><text:span text:style-name="T1"><text:s text:c="4"/></text:span><text:span text:style-name="T3">}</text:span></text:p>
      <text:p text:style-name="P1">}</text:p>
      <text:p text:style-name="P5"><text:span text:style-name="T1"/></text:p>
      <text:p text:style-name="P11"><text:span text:style-name="T1">public class Flota {</text:span></text:p>
      <text:p text:style-name="P2"><text:s text:c="4"/><text:span text:style-name="T2">private static final int </text:span><text:span text:style-name="T6">MAXIMO_COCHES </text:span><text:span text:style-name="T3">= </text:span><text:span text:style-name="T9">50</text:span><text:span text:style-name="T2">;</text:span></text:p>
      <text:p text:style-name="P2"><text:span text:style-name="T1"><text:s text:c="4"/></text:span><text:span text:style-name="T2">private </text:span><text:span text:style-name="T3">Coche[] </text:span><text:span text:style-name="T5">Coches </text:span><text:span text:style-name="T3">= </text:span><text:span text:style-name="T2">new </text:span><text:span text:style-name="T3">Coche[</text:span><text:span text:style-name="T6">MAXIMO_COCHES</text:span><text:span text:style-name="T3">]</text:span><text:span text:style-name="T2">;</text:span></text:p>
      <text:p text:style-name="P2"><text:span text:style-name="T1"><text:s text:c="4"/></text:span><text:span text:style-name="T2">private int </text:span><text:span text:style-name="T5">contadorCoches </text:span><text:span text:style-name="T3">= </text:span><text:span text:style-name="T9">0</text:span><text:span text:style-name="T2">;</text:span></text:p>
      <text:p text:style-name="P2"><text:span text:style-name="T1"><text:s text:c="4"/></text:span><text:span text:style-name="T13">//Inicia la array de "Coches" con 5 coches.</text:span></text:p>
      <text:p text:style-name="P2"><text:span text:style-name="T12"><text:s text:c="4"/></text:span><text:span text:style-name="T2">public void </text:span><text:span text:style-name="T8">iniciarFlota</text:span><text:span text:style-name="T3">() {</text:span></text:p>
      <text:p text:style-name="P2"><text:s text:c="8"/><text:span text:style-name="T3">darDeAlta(</text:span><text:span text:style-name="T2">new </text:span><text:span text:style-name="T3">Coche(</text:span><text:span text:style-name="T7">"ABC-1111"</text:span><text:span text:style-name="T2">, </text:span><text:span text:style-name="T3">Marcas.</text:span><text:span text:style-name="T6">FORD</text:span><text:span text:style-name="T2">, </text:span><text:span text:style-name="T9">300</text:span><text:span text:style-name="T3">))</text:span><text:span text:style-name="T2">;</text:span></text:p>
      <text:p text:style-name="P2"><text:span text:style-name="T1"><text:s text:c="8"/></text:span><text:span text:style-name="T3">darDeAlta(</text:span><text:span text:style-name="T2">new </text:span><text:span text:style-name="T3">Coche(</text:span><text:span text:style-name="T7">"ABC-2222"</text:span><text:span text:style-name="T2">, </text:span><text:span text:style-name="T3">Marcas.</text:span><text:span text:style-name="T6">PEGASO</text:span><text:span text:style-name="T2">, </text:span><text:span text:style-name="T9">340</text:span><text:span text:style-name="T3">))</text:span><text:span text:style-name="T2">;</text:span></text:p>
      <text:p text:style-name="P2"><text:span text:style-name="T1"><text:s text:c="8"/></text:span><text:span text:style-name="T3">darDeAlta(</text:span><text:span text:style-name="T2">new </text:span><text:span text:style-name="T3">Coche(</text:span><text:span text:style-name="T7">"ABC-3333"</text:span><text:span text:style-name="T2">, </text:span><text:span text:style-name="T3">Marcas.</text:span><text:span text:style-name="T6">FORD</text:span><text:span text:style-name="T2">, </text:span><text:span text:style-name="T9">300</text:span><text:span text:style-name="T3">))</text:span><text:span text:style-name="T2">;</text:span></text:p>
      <text:p text:style-name="P2"><text:span text:style-name="T1"><text:s text:c="8"/></text:span><text:span text:style-name="T3">darDeAlta(</text:span><text:span text:style-name="T2">new </text:span><text:span text:style-name="T3">Coche(</text:span><text:span text:style-name="T7">"ABC-4444"</text:span><text:span text:style-name="T2">, </text:span><text:span text:style-name="T3">Marcas.</text:span><text:span text:style-name="T6">PEGASO</text:span><text:span text:style-name="T2">, </text:span><text:span text:style-name="T9">3640</text:span><text:span text:style-name="T3">))</text:span><text:span text:style-name="T2">;</text:span></text:p>
      <text:p text:style-name="P2"><text:span text:style-name="T1"><text:s text:c="8"/></text:span><text:span text:style-name="T3">darDeAlta(</text:span><text:span text:style-name="T2">new </text:span><text:span text:style-name="T3">Coche(</text:span><text:span text:style-name="T7">"ABC-5555"</text:span><text:span text:style-name="T2">, </text:span><text:span text:style-name="T3">Marcas.</text:span><text:span text:style-name="T6">MERCEDES</text:span><text:span text:style-name="T2">, </text:span><text:span text:style-name="T9">450</text:span><text:span text:style-name="T3">))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13">//Crea un array sin nulos a partir de la array original. Es utilizado en el método "ordenaCoches" y en "seleccionarCoche".</text:span></text:p>
      <text:p text:style-name="P2"><text:span text:style-name="T12"><text:s text:c="4"/></text:span><text:span text:style-name="T2">public </text:span><text:span text:style-name="T3">Coche[] </text:span><text:span text:style-name="T8">quitarNulosDeArray</text:span><text:span text:style-name="T3">() {</text:span></text:p>
      <text:p text:style-name="P2"><text:s text:c="8"/><text:span text:style-name="T3">Coche[] salida = </text:span><text:span text:style-name="T2">new </text:span><text:span text:style-name="T3">Coche[</text:span><text:span text:style-name="T5">contadorCoches</text:span><text:span text:style-name="T3">]</text:span><text:span text:style-name="T2">;</text:span></text:p>
      <text:p text:style-name="P2"><text:span text:style-name="T1"><text:s text:c="8"/></text:span><text:span text:style-name="T2">for </text:span><text:span text:style-name="T3">(</text:span><text:span text:style-name="T2">int </text:span><text:span text:style-name="T3">i = </text:span><text:span text:style-name="T9">0</text:span><text:span text:style-name="T2">; </text:span><text:span text:style-name="T3">i &lt; salida.</text:span><text:span text:style-name="T5">length</text:span><text:span text:style-name="T2">; </text:span><text:span text:style-name="T3">i++) {</text:span></text:p>
      <text:p text:style-name="P2"><text:s text:c="12"/><text:span text:style-name="T3">salida[i] = </text:span><text:span text:style-name="T5">Coches</text:span><text:span text:style-name="T3">[i]</text:span><text:span text:style-name="T2">;</text:span></text:p>
      <text:p text:style-name="P2"><text:span text:style-name="T1"><text:s text:c="12"/></text:span><text:span text:style-name="T3">System.</text:span><text:span text:style-name="T6">out</text:span><text:span text:style-name="T3">.println(salida[i].salidaDatos())</text:span><text:span text:style-name="T2">;</text:span></text:p>
      <text:p text:style-name="P2"><text:span text:style-name="T1"><text:s text:c="8"/></text:span><text:span text:style-name="T3">}</text:span></text:p>
      <text:p text:style-name="P2"><text:s text:c="8"/><text:span text:style-name="T2">return </text:span><text:span text:style-name="T3">salida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13">//Añade un coche a la array "Coches" y suma 1 al "contadorCoches".</text:span></text:p>
      <text:p text:style-name="P2"><text:span text:style-name="T12"><text:s text:c="4"/></text:span><text:span text:style-name="T2">public boolean </text:span><text:span text:style-name="T8">darDeAlta</text:span><text:span text:style-name="T3">(Coche c) {</text:span></text:p>
      <text:p text:style-name="P2"><text:s text:c="8"/><text:span text:style-name="T2">if </text:span><text:span text:style-name="T3">(</text:span><text:span text:style-name="T5">contadorCoches </text:span><text:span text:style-name="T3">== </text:span><text:span text:style-name="T6">MAXIMO_COCHES</text:span><text:span text:style-name="T3">) {</text:span></text:p>
      <text:p text:style-name="P2"><text:s text:c="12"/><text:span text:style-name="T2">return false;</text:span></text:p>
      <text:p text:style-name="P2"><text:span text:style-name="T1"><text:s text:c="8"/></text:span><text:span text:style-name="T3">} </text:span><text:span text:style-name="T2">else </text:span><text:span text:style-name="T5">Coches</text:span><text:span text:style-name="T3">[</text:span><text:span text:style-name="T5">contadorCoches</text:span><text:span text:style-name="T3">] = c</text:span><text:span text:style-name="T2">;</text:span></text:p>
      <text:p text:style-name="P2"><text:span text:style-name="T1"><text:s text:c="8"/></text:span><text:span text:style-name="T5">contadorCoches</text:span><text:span text:style-name="T3">++</text:span><text:span text:style-name="T2">;</text:span></text:p>
      <text:p text:style-name="P2"><text:span text:style-name="T1"><text:s text:c="8"/></text:span><text:span text:style-name="T3">System.</text:span><text:span text:style-name="T6">out</text:span><text:span text:style-name="T3">.println(</text:span><text:span text:style-name="T7">"El contador de coche esta en: " </text:span><text:span text:style-name="T3">+ </text:span><text:span text:style-name="T5">contadorCoches</text:span><text:span text:style-name="T3">)</text:span><text:span text:style-name="T2">;</text:span></text:p>
      <text:p text:style-name="P4"><text:s text:c="8"/><text:span text:style-name="T3">return true;</text:span></text:p>
      <text:p text:style-name="P2"><text:span text:style-name="T1"><text:s text:c="4"/></text:span><text:span text:style-name="T3">}</text:span></text:p>
      <text:p text:style-name="P2"><text:s text:c="4"/><text:span text:style-name="T13">//Elimina un coche de la array "Coches" y resta 1 al "contadorCoches".</text:span></text:p>
      <text:p text:style-name="P2"><text:span text:style-name="T12"><text:s text:c="4"/></text:span><text:span text:style-name="T2">public void </text:span><text:span text:style-name="T8">borrarCoche</text:span><text:span text:style-name="T3">(Coche c) {</text:span></text:p>
      <text:p text:style-name="P2"><text:s text:c="8"/><text:span text:style-name="T2">int </text:span><text:span text:style-name="T3">posicionABorrar = buscarPosicionCoche(c)</text:span><text:span text:style-name="T2">;</text:span></text:p>
      <text:p text:style-name="P2"><text:span text:style-name="T1"><text:s text:c="8"/></text:span><text:span text:style-name="T2">for </text:span><text:span text:style-name="T3">(</text:span><text:span text:style-name="T2">int </text:span><text:span text:style-name="T3">i = posicionABorrar</text:span><text:span text:style-name="T2">; </text:span><text:span text:style-name="T3">i &lt; </text:span><text:span text:style-name="T5">contadorCoches </text:span><text:span text:style-name="T3">- </text:span><text:span text:style-name="T9">1</text:span><text:span text:style-name="T2">; </text:span><text:span text:style-name="T3">i++) {</text:span></text:p>
      <text:p text:style-name="P2"><text:s text:c="12"/><text:span text:style-name="T5">Coches</text:span><text:span text:style-name="T3">[i] = </text:span><text:span text:style-name="T5">Coches</text:span><text:span text:style-name="T3">[i + </text:span><text:span text:style-name="T9">1</text:span><text:span text:style-name="T3">]</text:span><text:span text:style-name="T2">;</text:span></text:p>
      <text:p text:style-name="P2"><text:span text:style-name="T1"><text:s text:c="8"/></text:span><text:span text:style-name="T3">}</text:span></text:p>
      <text:p text:style-name="P2"><text:s text:c="8"/><text:span text:style-name="T5">contadorCoches</text:span><text:span text:style-name="T3">--</text:span><text:span text:style-name="T2">;</text:span></text:p>
      <text:p text:style-name="P2"><text:span text:style-name="T1"><text:s text:c="8"/></text:span><text:span text:style-name="T3">System.</text:span><text:span text:style-name="T6">out</text:span><text:span text:style-name="T3">.println(</text:span><text:span text:style-name="T7">"El contador de coche esta en: " </text:span><text:span text:style-name="T3">+ </text:span><text:span text:style-name="T5">contadorCoches</text:span><text:span text:style-name="T3">)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13">//Recorre el array "Coches"para mostrar en pantalla todos los coches creados.</text:span></text:p>
      <text:p text:style-name="P2"><text:span text:style-name="T12"><text:s text:c="4"/></text:span><text:span text:style-name="T2">public </text:span><text:span text:style-name="T3">String </text:span><text:span text:style-name="T8">listarCoches</text:span><text:span text:style-name="T3">() {</text:span></text:p>
      <text:p text:style-name="P2"><text:s text:c="8"/><text:span text:style-name="T3">Coche[] Coches = ordenaCoches()</text:span><text:span text:style-name="T2">;</text:span></text:p>
      <text:p text:style-name="P2"><text:span text:style-name="T1"><text:s text:c="8"/></text:span><text:span text:style-name="T3">String salida = </text:span><text:span text:style-name="T7">""</text:span><text:span text:style-name="T2">;</text:span></text:p>
      <text:p text:style-name="P2"><text:span text:style-name="T1"><text:s text:c="8"/></text:span><text:span text:style-name="T2">if </text:span><text:span text:style-name="T3">(</text:span><text:span text:style-name="T5">contadorCoches </text:span><text:span text:style-name="T3">&gt;= </text:span><text:span text:style-name="T9">1</text:span><text:span text:style-name="T3">) {</text:span></text:p>
      <text:p text:style-name="P2"><text:s text:c="12"/><text:span text:style-name="T3">salida = String.</text:span><text:span text:style-name="T4">format</text:span><text:span text:style-name="T3">(</text:span><text:span text:style-name="T7">"%20s %20s %20s %20s"</text:span><text:span text:style-name="T2">, </text:span><text:span text:style-name="T7">"Matrícula"</text:span><text:span text:style-name="T2">, </text:span><text:span text:style-name="T7">"Modelo"</text:span><text:span text:style-name="T2">, </text:span><text:span text:style-name="T7">"Carga.Max"</text:span><text:span text:style-name="T2">, </text:span><text:span text:style-name="T7">"Kilometros</text:span><text:span text:style-name="T2">\n</text:span><text:span text:style-name="T7">"</text:span><text:span text:style-name="T3">)</text:span><text:span text:style-name="T2">;</text:span></text:p>
      <text:p text:style-name="P2"><text:span text:style-name="T1"><text:s text:c="12"/></text:span><text:span text:style-name="T3">System.</text:span><text:span text:style-name="T6">out</text:span><text:span text:style-name="T3">.println(</text:span><text:span text:style-name="T7">"Mostrar coches Creados</text:span><text:span text:style-name="T2">\n</text:span><text:span text:style-name="T7">"</text:span><text:span text:style-name="T3">)</text:span><text:span text:style-name="T2">;</text:span></text:p>
      <text:p text:style-name="P2"><text:span text:style-name="T1"><text:s text:c="12"/></text:span><text:span text:style-name="T2">for </text:span><text:span text:style-name="T3">(Coche c : Coches</text:span></text:p>
      <text:p text:style-name="P2"><text:s text:c="20"/><text:span text:style-name="T3">) {</text:span></text:p>
      <text:p text:style-name="P2"><text:s text:c="16"/><text:span text:style-name="T3">salida += c.salidaDatos() + </text:span><text:span text:style-name="T7">"</text:span><text:span text:style-name="T2">\n</text:span><text:span text:style-name="T7">"</text:span><text:span text:style-name="T2">;</text:span></text:p>
      <text:p text:style-name="P2"><text:span text:style-name="T1"><text:s text:c="12"/></text:span><text:span text:style-name="T3">}</text:span></text:p>
      <text:p text:style-name="P2"><text:s text:c="8"/><text:span text:style-name="T3">} </text:span><text:span text:style-name="T2">else </text:span><text:span text:style-name="T3">salida = </text:span><text:span text:style-name="T7">"No hay ningún coche."</text:span><text:span text:style-name="T2">;</text:span></text:p>
      <text:p text:style-name="P2"><text:span text:style-name="T1"><text:s text:c="8"/></text:span><text:span text:style-name="T2">return </text:span><text:span text:style-name="T3">salida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13">//Recoge un coche a elegir de una de las posiciones de la array "Coches".</text:span></text:p>
      <text:p text:style-name="P2"><text:span text:style-name="T12"><text:s text:c="4"/></text:span><text:span text:style-name="T2">public </text:span><text:span text:style-name="T3">Coche[] </text:span><text:span text:style-name="T8">seleccionarCoche</text:span><text:span text:style-name="T3">() {</text:span></text:p>
      <text:p text:style-name="P2"><text:s text:c="8"/><text:span text:style-name="T3">Coche[] salida = ordenaCoches()</text:span><text:span text:style-name="T2">;</text:span></text:p>
      <text:p text:style-name="P2"><text:span text:style-name="T1"><text:s text:c="8"/></text:span><text:span text:style-name="T2">for </text:span><text:span text:style-name="T3">(</text:span><text:span text:style-name="T2">int </text:span><text:span text:style-name="T3">i = </text:span><text:span text:style-name="T9">0</text:span><text:span text:style-name="T2">; </text:span><text:span text:style-name="T3">i &lt; </text:span><text:span text:style-name="T5">contadorCoches</text:span><text:span text:style-name="T2">; </text:span><text:span text:style-name="T3">i++) {</text:span></text:p>
      <text:p text:style-name="P2"><text:s text:c="12"/><text:span text:style-name="T5">Coches</text:span><text:span text:style-name="T3">[i] = salida[i]</text:span><text:span text:style-name="T2">;</text:span></text:p>
      <text:p text:style-name="P2"><text:span text:style-name="T1"><text:s text:c="8"/></text:span><text:span text:style-name="T3">}</text:span></text:p>
      <text:p text:style-name="P2"><text:s text:c="8"/><text:span text:style-name="T2">return </text:span><text:span text:style-name="T3">salida</text:span><text:span text:style-name="T2">;</text:span></text:p>
      <text:p text:style-name="P2"><text:span text:style-name="T1"><text:s text:c="4"/></text:span><text:span text:style-name="T3">}</text:span></text:p>
      <text:p text:style-name="P2"><text:soft-page-break/><text:s text:c="4"/><text:span text:style-name="T13">//Busca la posicion de la matrícula de un coche en la array "Coches" para luego usarlo en el método "borrarCoche".</text:span></text:p>
      <text:p text:style-name="P2"><text:span text:style-name="T12"><text:s text:c="4"/></text:span><text:span text:style-name="T2">public int </text:span><text:span text:style-name="T8">buscarPosicionCoche</text:span><text:span text:style-name="T3">(Coche c) {</text:span></text:p>
      <text:p text:style-name="P2"><text:s text:c="8"/><text:span text:style-name="T2">int </text:span><text:span text:style-name="T3">i</text:span><text:span text:style-name="T2">;</text:span></text:p>
      <text:p text:style-name="P2"><text:span text:style-name="T1"><text:s text:c="8"/></text:span><text:span text:style-name="T2">for </text:span><text:span text:style-name="T3">(i = </text:span><text:span text:style-name="T9">0</text:span><text:span text:style-name="T2">; </text:span><text:span text:style-name="T3">i &lt; </text:span><text:span text:style-name="T5">contadorCoches</text:span><text:span text:style-name="T2">; </text:span><text:span text:style-name="T3">i++) {</text:span></text:p>
      <text:p text:style-name="P2"><text:s text:c="12"/><text:span text:style-name="T2">if </text:span><text:span text:style-name="T3">(</text:span><text:span text:style-name="T5">Coches</text:span><text:span text:style-name="T3">[i].getMatricula() == c.getMatricula()) {</text:span></text:p>
      <text:p text:style-name="P2"><text:s text:c="16"/><text:span text:style-name="T2">return </text:span><text:span text:style-name="T3">i</text:span><text:span text:style-name="T2">;</text:span></text:p>
      <text:p text:style-name="P2"><text:span text:style-name="T1"><text:s text:c="12"/></text:span><text:span text:style-name="T3">}</text:span></text:p>
      <text:p text:style-name="P2"><text:s text:c="8"/><text:span text:style-name="T3">}</text:span></text:p>
      <text:p text:style-name="P2"><text:s text:c="8"/><text:span text:style-name="T2">return </text:span><text:span text:style-name="T3">i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13">//Comprueba en la array de "Coches" si la matrícula que has introducido es igual a una matricula de un coche de esa array"</text:span></text:p>
      <text:p text:style-name="P2"><text:span text:style-name="T12"><text:s text:c="4"/></text:span><text:span text:style-name="T2">public boolean </text:span><text:span text:style-name="T8">comprobarMatricula</text:span><text:span text:style-name="T3">(String matricula) {</text:span></text:p>
      <text:p text:style-name="P2"><text:s text:c="8"/><text:span text:style-name="T3">Utilidades.</text:span><text:span text:style-name="T4">pasarAMayusculas</text:span><text:span text:style-name="T3">(matricula)</text:span><text:span text:style-name="T2">;</text:span></text:p>
      <text:p text:style-name="P2"><text:span text:style-name="T1"><text:s text:c="8"/></text:span><text:span text:style-name="T2">for </text:span><text:span text:style-name="T3">(</text:span><text:span text:style-name="T2">int </text:span><text:span text:style-name="T3">i = </text:span><text:span text:style-name="T9">0</text:span><text:span text:style-name="T2">; </text:span><text:span text:style-name="T3">i &lt; </text:span><text:span text:style-name="T5">contadorCoches</text:span><text:span text:style-name="T2">; </text:span><text:span text:style-name="T3">i++) {</text:span></text:p>
      <text:p text:style-name="P2"><text:s text:c="12"/><text:span text:style-name="T2">if </text:span><text:span text:style-name="T3">(matricula.equals(</text:span><text:span text:style-name="T5">Coches</text:span><text:span text:style-name="T3">[i].getMatricula())) {</text:span></text:p>
      <text:p text:style-name="P2"><text:s text:c="16"/><text:span text:style-name="T2">return false;</text:span></text:p>
      <text:p text:style-name="P2"><text:span text:style-name="T1"><text:s text:c="12"/></text:span><text:span text:style-name="T3">}</text:span></text:p>
      <text:p text:style-name="P2"><text:s text:c="8"/><text:span text:style-name="T3">}</text:span></text:p>
      <text:p text:style-name="P2"><text:s text:c="8"/><text:span text:style-name="T2">return true;</text:span></text:p>
      <text:p text:style-name="P2"><text:span text:style-name="T1"><text:s text:c="4"/></text:span><text:span text:style-name="T3">}</text:span></text:p>
      <text:p text:style-name="P2"><text:s text:c="4"/><text:span text:style-name="T13">//Comprueba si el contador esta a 0 para dar acceso o no a "DATOS y "BAJA".</text:span></text:p>
      <text:p text:style-name="P2"><text:span text:style-name="T12"><text:s text:c="4"/></text:span><text:span text:style-name="T2">public boolean </text:span><text:span text:style-name="T8">comprobarSiHayCoches</text:span><text:span text:style-name="T3">() {</text:span></text:p>
      <text:p text:style-name="P2"><text:s text:c="8"/><text:span text:style-name="T2">boolean </text:span><text:span text:style-name="T3">comprobacion = </text:span><text:span text:style-name="T2">true;</text:span></text:p>
      <text:p text:style-name="P2"><text:span text:style-name="T1"><text:s text:c="8"/></text:span><text:span text:style-name="T2">if </text:span><text:span text:style-name="T3">(</text:span><text:span text:style-name="T5">contadorCoches </text:span><text:span text:style-name="T3">== </text:span><text:span text:style-name="T9">0</text:span><text:span text:style-name="T3">) {</text:span></text:p>
      <text:p text:style-name="P2"><text:s text:c="12"/><text:span text:style-name="T3">comprobacion = </text:span><text:span text:style-name="T2">false;</text:span></text:p>
      <text:p text:style-name="P2"><text:span text:style-name="T1"><text:s text:c="8"/></text:span><text:span text:style-name="T3">}</text:span></text:p>
      <text:p text:style-name="P2"><text:s text:c="8"/><text:span text:style-name="T3">System.</text:span><text:span text:style-name="T6">out</text:span><text:span text:style-name="T3">.println(comprobacion)</text:span><text:span text:style-name="T2">;</text:span></text:p>
      <text:p text:style-name="P2"><text:span text:style-name="T1"><text:s text:c="8"/></text:span><text:span text:style-name="T2">return </text:span><text:span text:style-name="T3">comprobacion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13">//Comprueba si el contador es igual a MAXIMO_COCHES para que nos prohiba o no crear más coches.</text:span></text:p>
      <text:p text:style-name="P2"><text:span text:style-name="T12"><text:s text:c="4"/></text:span><text:span text:style-name="T2">public boolean </text:span><text:span text:style-name="T8">comprobarMaximoCoches</text:span><text:span text:style-name="T3">() {</text:span></text:p>
      <text:p text:style-name="P2"><text:s text:c="8"/><text:span text:style-name="T2">boolean </text:span><text:span text:style-name="T3">comprobacion = </text:span><text:span text:style-name="T2">true;</text:span></text:p>
      <text:p text:style-name="P2"><text:span text:style-name="T1"><text:s text:c="8"/></text:span><text:span text:style-name="T2">if </text:span><text:span text:style-name="T3">(</text:span><text:span text:style-name="T5">contadorCoches </text:span><text:span text:style-name="T3">== </text:span><text:span text:style-name="T6">MAXIMO_COCHES</text:span><text:span text:style-name="T3">) {</text:span></text:p>
      <text:p text:style-name="P2"><text:s text:c="12"/><text:span text:style-name="T3">System.</text:span><text:span text:style-name="T6">out</text:span><text:span text:style-name="T3">.println(</text:span><text:span text:style-name="T7">"Has alcanzado el límite"</text:span><text:span text:style-name="T3">)</text:span><text:span text:style-name="T2">;</text:span></text:p>
      <text:p text:style-name="P2"><text:span text:style-name="T1"><text:s text:c="12"/></text:span><text:span text:style-name="T3">comprobacion = </text:span><text:span text:style-name="T2">false;</text:span></text:p>
      <text:p text:style-name="P2"><text:span text:style-name="T1"><text:s text:c="8"/></text:span><text:span text:style-name="T3">}</text:span></text:p>
      <text:p text:style-name="P2"><text:s text:c="8"/><text:span text:style-name="T3">System.</text:span><text:span text:style-name="T6">out</text:span><text:span text:style-name="T3">.println(</text:span><text:span text:style-name="T7">"Puedes agregar un coche"</text:span><text:span text:style-name="T3">)</text:span><text:span text:style-name="T2">;</text:span></text:p>
      <text:p text:style-name="P2"><text:span text:style-name="T1"><text:s text:c="8"/></text:span><text:span text:style-name="T2">return </text:span><text:span text:style-name="T3">comprobacion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13">//Ordena los coches en orden alfabetico.</text:span></text:p>
      <text:p text:style-name="P2"><text:span text:style-name="T12"><text:s text:c="4"/></text:span><text:span text:style-name="T2">private </text:span><text:span text:style-name="T3">Coche[] </text:span><text:span text:style-name="T8">ordenaCoches</text:span><text:span text:style-name="T3">() {</text:span></text:p>
      <text:p text:style-name="P2"><text:s text:c="8"/><text:span text:style-name="T3">Coche auxiliar</text:span><text:span text:style-name="T2">;</text:span></text:p>
      <text:p text:style-name="P2"><text:span text:style-name="T1"><text:s text:c="8"/></text:span><text:span text:style-name="T3">Coche[] salida = quitarNulosDeArray()</text:span><text:span text:style-name="T2">;</text:span></text:p>
      <text:p text:style-name="P2"><text:span text:style-name="T1"><text:s text:c="8"/></text:span><text:span text:style-name="T2">for </text:span><text:span text:style-name="T3">(</text:span><text:span text:style-name="T2">int </text:span><text:span text:style-name="T3">i = </text:span><text:span text:style-name="T9">0</text:span><text:span text:style-name="T2">; </text:span><text:span text:style-name="T3">i &lt; salida.</text:span><text:span text:style-name="T5">length </text:span><text:span text:style-name="T3">- </text:span><text:span text:style-name="T9">1</text:span><text:span text:style-name="T2">; </text:span><text:span text:style-name="T3">i++)</text:span></text:p>
      <text:p text:style-name="P2"><text:s text:c="12"/><text:span text:style-name="T2">for </text:span><text:span text:style-name="T3">(</text:span><text:span text:style-name="T2">int </text:span><text:span text:style-name="T3">j = </text:span><text:span text:style-name="T9">0</text:span><text:span text:style-name="T2">; </text:span><text:span text:style-name="T3">j &lt; salida.</text:span><text:span text:style-name="T5">length </text:span><text:span text:style-name="T3">- i - </text:span><text:span text:style-name="T9">1</text:span><text:span text:style-name="T2">; </text:span><text:span text:style-name="T3">j++)</text:span></text:p>
      <text:p text:style-name="P2"><text:s text:c="16"/><text:span text:style-name="T2">if </text:span><text:span text:style-name="T3">(salida[j + </text:span><text:span text:style-name="T9">1</text:span><text:span text:style-name="T3">].getMatricula().compareTo(salida[j].getMatricula()) &lt; </text:span><text:span text:style-name="T9">0</text:span><text:span text:style-name="T3">) {</text:span></text:p>
      <text:p text:style-name="P2"><text:s text:c="20"/><text:span text:style-name="T3">auxiliar = salida[j + </text:span><text:span text:style-name="T9">1</text:span><text:span text:style-name="T3">]</text:span><text:span text:style-name="T2">;</text:span></text:p>
      <text:p text:style-name="P2"><text:span text:style-name="T1"><text:s text:c="20"/></text:span><text:span text:style-name="T3">salida[j + </text:span><text:span text:style-name="T9">1</text:span><text:span text:style-name="T3">] = salida[j]</text:span><text:span text:style-name="T2">;</text:span></text:p>
      <text:p text:style-name="P2"><text:span text:style-name="T1"><text:s text:c="20"/></text:span><text:span text:style-name="T3">salida[j] = auxiliar</text:span><text:span text:style-name="T2">;</text:span></text:p>
      <text:p text:style-name="P2"><text:span text:style-name="T1"><text:s text:c="16"/></text:span><text:span text:style-name="T3">}</text:span></text:p>
      <text:p text:style-name="P2"><text:s text:c="8"/><text:span text:style-name="T2">return </text:span><text:span text:style-name="T3">salida</text:span><text:span text:style-name="T2">;</text:span></text:p>
      <text:p text:style-name="P2"><text:span text:style-name="T1"><text:s text:c="4"/></text:span><text:span text:style-name="T3">}</text:span></text:p>
      <text:p text:style-name="P1">}</text:p>
      <text:p text:style-name="P5"><text:span text:style-name="T1"/></text:p>
      <text:p text:style-name="P11"><text:span text:style-name="T1">import javax.swing.*;</text:span></text:p>
      <text:p text:style-name="P3"><text:span text:style-name="T1">public class </text:span>ProgramaPrincipal {</text:p>
      <text:p text:style-name="P2"><text:s text:c="4"/><text:span text:style-name="T2">private static </text:span><text:span text:style-name="T3">Flota </text:span><text:span text:style-name="T6">Flota</text:span><text:span text:style-name="T2">;</text:span></text:p>
      <text:p text:style-name="P2"><text:span text:style-name="T1"><text:s text:c="4"/></text:span><text:span text:style-name="T2">private static int </text:span><text:span text:style-name="T6">SALIR </text:span><text:span text:style-name="T3">= </text:span><text:span text:style-name="T9">4</text:span><text:span text:style-name="T2">;</text:span></text:p>
      <text:p text:style-name="P2"><text:span text:style-name="T1"><text:s text:c="4"/></text:span><text:span text:style-name="T2">private static int </text:span><text:span text:style-name="T6">CANCELAR </text:span><text:span text:style-name="T3">= -</text:span><text:span text:style-name="T9">1</text:span><text:span text:style-name="T2">;</text:span></text:p>
      <text:p text:style-name="P2"><text:span text:style-name="T1"><text:s text:c="4"/></text:span><text:span text:style-name="T2">public static void </text:span><text:span text:style-name="T8">main</text:span><text:span text:style-name="T3">(String[] args) {</text:span></text:p>
      <text:p text:style-name="P2"><text:s text:c="8"/><text:span text:style-name="T6">Flota </text:span><text:span text:style-name="T3">= </text:span><text:span text:style-name="T2">new </text:span><text:span text:style-name="T3">Flota()</text:span><text:span text:style-name="T2">;</text:span></text:p>
      <text:p text:style-name="P2"><text:span text:style-name="T1"><text:s text:c="8"/></text:span><text:span text:style-name="T2">int </text:span><text:span text:style-name="T3">botonIntroducido</text:span><text:span text:style-name="T2">;</text:span></text:p>
      <text:p text:style-name="P2"><text:span text:style-name="T1"><text:s text:c="8"/></text:span><text:span text:style-name="T2">int </text:span><text:span text:style-name="T3">p = JOptionPane.</text:span><text:span text:style-name="T4">showConfirmDialog</text:span><text:span text:style-name="T3">(</text:span><text:span text:style-name="T2">null, </text:span><text:span text:style-name="T7">"¿Desea iniciar con 5 coches?"</text:span><text:span text:style-name="T2">, </text:span><text:span text:style-name="T7">"Pregunta"</text:span><text:span text:style-name="T2">, </text:span><text:span text:style-name="T3">JOptionPane.</text:span><text:span text:style-name="T6">YES_NO_OPTION</text:span><text:span text:style-name="T3">)</text:span><text:span text:style-name="T2">;</text:span></text:p>
      <text:p text:style-name="P2"><text:span text:style-name="T1"><text:s text:c="8"/></text:span><text:span text:style-name="T2">if </text:span><text:span text:style-name="T3">(p == JOptionPane.</text:span><text:span text:style-name="T6">YES_OPTION</text:span><text:span text:style-name="T3">) {</text:span></text:p>
      <text:p text:style-name="P2"><text:s text:c="12"/><text:span text:style-name="T6">Flota</text:span><text:span text:style-name="T3">.iniciarFlota()</text:span><text:span text:style-name="T2">;</text:span></text:p>
      <text:p text:style-name="P2"><text:span text:style-name="T1"><text:s text:c="12"/></text:span><text:span text:style-name="T3">JOptionPane.</text:span><text:span text:style-name="T4">showMessageDialog</text:span><text:span text:style-name="T3">(</text:span><text:span text:style-name="T2">null, </text:span><text:span text:style-name="T6">Flota</text:span><text:span text:style-name="T3">.listarCoches())</text:span><text:span text:style-name="T2">;</text:span></text:p>
      <text:p text:style-name="P2"><text:span text:style-name="T1"><text:s text:c="8"/></text:span><text:span text:style-name="T3">} </text:span><text:span text:style-name="T2">else </text:span><text:span text:style-name="T3">JOptionPane.</text:span><text:span text:style-name="T4">showMessageDialog</text:span><text:span text:style-name="T3">(</text:span><text:span text:style-name="T2">null, </text:span><text:span text:style-name="T6">Flota</text:span><text:span text:style-name="T3">.listarCoches())</text:span><text:span text:style-name="T2">;</text:span></text:p>
      <text:p text:style-name="P2"><text:span text:style-name="T1"><text:s text:c="8"/></text:span><text:span text:style-name="T2">do </text:span><text:span text:style-name="T3">{</text:span></text:p>
      <text:p text:style-name="P2"><text:s text:c="12"/><text:span text:style-name="T3">botonIntroducido = JOptionPane.</text:span><text:span text:style-name="T4">showOptionDialog</text:span><text:span text:style-name="T3">(</text:span><text:span text:style-name="T2">null, </text:span><text:span text:style-name="T7">"Menú"</text:span><text:span text:style-name="T2">, </text:span><text:span text:style-name="T7">"Escoga una opción"</text:span><text:span text:style-name="T2">, </text:span><text:span text:style-name="T9">0</text:span><text:span text:style-name="T2">, </text:span><text:span text:style-name="T9">0</text:span><text:span text:style-name="T2">, null, </text:span><text:span text:style-name="T3">BotonesMenu.</text:span><text:span text:style-name="T4">values</text:span><text:span text:style-name="T3">()</text:span><text:span text:style-name="T2">, </text:span><text:span text:style-name="T3">BotonesMenu.</text:span><text:span text:style-name="T6">ALTA</text:span><text:span text:style-name="T3">)</text:span><text:span text:style-name="T2">;</text:span></text:p>
      <text:p text:style-name="P2"><text:span text:style-name="T1"><text:s text:c="12"/></text:span><text:span text:style-name="T3">System.</text:span><text:span text:style-name="T6">out</text:span><text:span text:style-name="T3">.println(botonIntroducido)</text:span><text:span text:style-name="T2">;</text:span></text:p>
      <text:p text:style-name="P2"><text:span text:style-name="T1"><text:s text:c="12"/></text:span><text:span text:style-name="T2">switch </text:span><text:span text:style-name="T3">(botonIntroducido) {</text:span></text:p>
      <text:p text:style-name="P2"><text:s text:c="16"/><text:span text:style-name="T2">case </text:span><text:span text:style-name="T9">0</text:span><text:span text:style-name="T3">:</text:span></text:p>
      <text:p text:style-name="P2"><text:s text:c="20"/><text:span text:style-name="T2">if </text:span><text:span text:style-name="T3">(</text:span><text:span text:style-name="T6">Flota</text:span><text:span text:style-name="T3">.comprobarMaximoCoches() == </text:span><text:span text:style-name="T2">false</text:span><text:span text:style-name="T3">) {</text:span></text:p>
      <text:p text:style-name="P2"><text:s text:c="24"/><text:span text:style-name="T3">JOptionPane.</text:span><text:span text:style-name="T4">showMessageDialog</text:span><text:span text:style-name="T3">(</text:span><text:span text:style-name="T2">null, </text:span><text:span text:style-name="T7">"Se ha excedido el máximo de coches permitidos"</text:span><text:span text:style-name="T3">)</text:span><text:span text:style-name="T2">;</text:span></text:p>
      <text:p text:style-name="P4"><text:s text:c="24"/><text:span text:style-name="T3">continue;</text:span></text:p>
      <text:p text:style-name="P2"><text:span text:style-name="T1"><text:s text:c="20"/></text:span><text:span text:style-name="T3">}</text:span></text:p>
      <text:p text:style-name="P2"><text:s text:c="20"/><text:span text:style-name="T3">String introducirMatricula = JOptionPane.</text:span><text:span text:style-name="T4">showInputDialog</text:span><text:span text:style-name="T3">(</text:span><text:span text:style-name="T2">null, </text:span><text:span text:style-name="T7">"Introduzca el número de matrícula"</text:span><text:span text:style-name="T3">)</text:span><text:span text:style-name="T2">;</text:span></text:p>
      <text:p text:style-name="P2"><text:span text:style-name="T1"><text:s text:c="20"/></text:span><text:span text:style-name="T2">if </text:span><text:span text:style-name="T3">(introducirMatricula == </text:span><text:span text:style-name="T2">null</text:span><text:span text:style-name="T3">) {</text:span></text:p>
      <text:p text:style-name="P2"><text:s text:c="24"/><text:span text:style-name="T3">JOptionPane.</text:span><text:span text:style-name="T4">showMessageDialog</text:span><text:span text:style-name="T3">(</text:span><text:span text:style-name="T2">null, </text:span><text:span text:style-name="T7">"Has cancelado el alta del coche</text:span><text:span text:style-name="T2">\n</text:span><text:span text:style-name="T7"> " </text:span><text:span text:style-name="T3">+</text:span></text:p>
      <text:p text:style-name="P2"><text:s text:c="32"/><text:span text:style-name="T7">"Volviendo al menu principal..."</text:span><text:span text:style-name="T3">)</text:span><text:span text:style-name="T2">;</text:span></text:p>
      <text:p text:style-name="P2"><text:span text:style-name="T1"><text:s text:c="24"/></text:span><text:span text:style-name="T3">System.</text:span><text:span text:style-name="T6">out</text:span><text:span text:style-name="T3">.println(introducirMatricula)</text:span><text:span text:style-name="T2">;</text:span></text:p>
      <text:p text:style-name="P4"><text:s text:c="24"/><text:span text:style-name="T3">continue;</text:span></text:p>
      <text:p text:style-name="P2"><text:span text:style-name="T1"><text:s text:c="20"/></text:span><text:span text:style-name="T3">} </text:span><text:span text:style-name="T2">else if </text:span><text:span text:style-name="T3">(</text:span><text:span text:style-name="T6">Flota</text:span><text:span text:style-name="T3">.comprobarMatricula(introducirMatricula) == </text:span><text:span text:style-name="T2">false</text:span><text:span text:style-name="T3">) {</text:span></text:p>
      <text:p text:style-name="P2"><text:s text:c="24"/><text:span text:style-name="T3">JOptionPane.</text:span><text:span text:style-name="T4">showMessageDialog</text:span><text:span text:style-name="T3">(</text:span><text:span text:style-name="T2">null, </text:span><text:span text:style-name="T7">"Este coche ya está añadido."</text:span><text:span text:style-name="T3">)</text:span><text:span text:style-name="T2">;</text:span></text:p>
      <text:p text:style-name="P4"><text:s text:c="24"/><text:span text:style-name="T3">continue;</text:span></text:p>
      <text:p text:style-name="P2"><text:span text:style-name="T1"><text:s text:c="20"/></text:span><text:span text:style-name="T3">}</text:span></text:p>
      <text:p text:style-name="P2"><text:s text:c="20"/><text:span text:style-name="T3">String matricula = Utilidades.</text:span><text:span text:style-name="T4">pasarAMayusculas</text:span><text:span text:style-name="T3">(introducirMatricula)</text:span><text:span text:style-name="T2">;</text:span></text:p>
      <text:p text:style-name="P2"><text:span text:style-name="T1"><text:s text:c="20"/></text:span><text:span text:style-name="T3">Marcas marca = (Marcas) JOptionPane.</text:span><text:span text:style-name="T4">showInputDialog</text:span><text:span text:style-name="T3">(</text:span><text:span text:style-name="T2">null, </text:span><text:span text:style-name="T7">"Marca"</text:span><text:span text:style-name="T2">, </text:span><text:span text:style-name="T7">"Introduzca la marca del coche"</text:span><text:span text:style-name="T2">, </text:span><text:span text:style-name="T3">JOptionPane.</text:span><text:span text:style-name="T6">QUESTION_MESSAGE</text:span><text:span text:style-name="T2">, null, </text:span><text:span text:style-name="T3">Marcas.</text:span><text:span text:style-name="T4">values</text:span><text:span text:style-name="T3">()</text:span><text:span text:style-name="T2">, </text:span><text:span text:style-name="T3">Marcas.</text:span><text:span text:style-name="T6">FORD</text:span><text:span text:style-name="T3">)</text:span><text:span text:style-name="T2">;</text:span></text:p>
      <text:p text:style-name="P2"><text:span text:style-name="T1"><text:s text:c="20"/></text:span><text:span text:style-name="T2">if </text:span><text:span text:style-name="T3">(marca == </text:span><text:span text:style-name="T2">null</text:span><text:span text:style-name="T3">) {</text:span></text:p>
      <text:p text:style-name="P2"><text:s text:c="24"/><text:span text:style-name="T3">JOptionPane.</text:span><text:span text:style-name="T4">showMessageDialog</text:span><text:span text:style-name="T3">(</text:span><text:span text:style-name="T2">null, </text:span><text:span text:style-name="T7">"Has cancelado el alta del coche</text:span><text:span text:style-name="T2">\n</text:span><text:span text:style-name="T7"> " </text:span><text:span text:style-name="T3">+</text:span></text:p>
      <text:p text:style-name="P2"><text:s text:c="32"/><text:span text:style-name="T7">"Volviendo al menu principal..."</text:span><text:span text:style-name="T3">)</text:span><text:span text:style-name="T2">;</text:span></text:p>
      <text:p text:style-name="P4"><text:s text:c="24"/><text:span text:style-name="T3">continue;</text:span></text:p>
      <text:p text:style-name="P2"><text:span text:style-name="T1"><text:s text:c="20"/></text:span><text:span text:style-name="T3">}</text:span></text:p>
      <text:p text:style-name="P2"><text:s text:c="20"/><text:span text:style-name="T3">String carga = JOptionPane.</text:span><text:span text:style-name="T4">showInputDialog</text:span><text:span text:style-name="T3">(</text:span><text:span text:style-name="T2">null, </text:span><text:span text:style-name="T7">"Introduzca la carga máxima"</text:span><text:span text:style-name="T3">)</text:span><text:span text:style-name="T2">;</text:span></text:p>
      <text:p text:style-name="P2"><text:span text:style-name="T1"><text:s text:c="20"/></text:span><text:span text:style-name="T3">System.</text:span><text:span text:style-name="T6">out</text:span><text:span text:style-name="T3">.println(carga)</text:span><text:span text:style-name="T2">;</text:span></text:p>
      <text:p text:style-name="P2"><text:span text:style-name="T1"><text:s text:c="20"/></text:span><text:span text:style-name="T2">if </text:span><text:span text:style-name="T3">(carga == </text:span><text:span text:style-name="T2">null</text:span><text:span text:style-name="T3">) {</text:span></text:p>
      <text:p text:style-name="P2"><text:s text:c="24"/><text:span text:style-name="T3">JOptionPane.</text:span><text:span text:style-name="T4">showMessageDialog</text:span><text:span text:style-name="T3">(</text:span><text:span text:style-name="T2">null, </text:span><text:span text:style-name="T7">"Has cancelado el alta del coche</text:span><text:span text:style-name="T2">\n</text:span><text:span text:style-name="T7"> " </text:span><text:span text:style-name="T3">+</text:span></text:p>
      <text:p text:style-name="P2"><text:s text:c="32"/><text:span text:style-name="T7">"Volviendo al menu principal..."</text:span><text:span text:style-name="T3">)</text:span><text:span text:style-name="T2">;</text:span></text:p>
      <text:p text:style-name="P4"><text:s text:c="24"/><text:span text:style-name="T3">continue;</text:span></text:p>
      <text:p text:style-name="P2"><text:span text:style-name="T1"><text:s text:c="20"/></text:span><text:span text:style-name="T3">}</text:span></text:p>
      <text:p text:style-name="P2"><text:s text:c="20"/><text:span text:style-name="T2">int </text:span><text:span text:style-name="T3">cargaMax = Integer.</text:span><text:span text:style-name="T4">parseInt</text:span><text:span text:style-name="T3">(carga)</text:span><text:span text:style-name="T2">;</text:span></text:p>
      <text:p text:style-name="P2"><text:span text:style-name="T1"><text:s text:c="20"/></text:span><text:span text:style-name="T6">Flota</text:span><text:span text:style-name="T3">.darDeAlta(</text:span><text:span text:style-name="T2">new </text:span><text:span text:style-name="T3">Coche(matricula</text:span><text:span text:style-name="T2">, </text:span><text:span text:style-name="T3">marca</text:span><text:span text:style-name="T2">, </text:span><text:span text:style-name="T3">cargaMax))</text:span><text:span text:style-name="T2">;</text:span></text:p>
      <text:p text:style-name="P4"><text:s text:c="20"/><text:span text:style-name="T3">break;</text:span></text:p>
      <text:p text:style-name="P2"><text:span text:style-name="T1"><text:s text:c="16"/></text:span><text:span text:style-name="T2">case </text:span><text:span text:style-name="T9">1</text:span><text:span text:style-name="T3">: {</text:span></text:p>
      <text:p text:style-name="P2"><text:s text:c="20"/><text:span text:style-name="T2">if </text:span><text:span text:style-name="T3">(</text:span><text:span text:style-name="T6">Flota</text:span><text:span text:style-name="T3">.comprobarSiHayCoches() == </text:span><text:span text:style-name="T2">false</text:span><text:span text:style-name="T3">) {</text:span></text:p>
      <text:p text:style-name="P2"><text:soft-page-break/><text:s text:c="24"/><text:span text:style-name="T3">JOptionPane.</text:span><text:span text:style-name="T4">showMessageDialog</text:span><text:span text:style-name="T3">(</text:span><text:span text:style-name="T2">null, </text:span><text:span text:style-name="T7">"No hay ningún coche creado</text:span><text:span text:style-name="T2">\n</text:span><text:span text:style-name="T7">" </text:span><text:span text:style-name="T3">+</text:span></text:p>
      <text:p text:style-name="P2"><text:s text:c="32"/><text:span text:style-name="T7">"Volviendo al menu principal..."</text:span><text:span text:style-name="T3">)</text:span><text:span text:style-name="T2">;</text:span></text:p>
      <text:p text:style-name="P4"><text:s text:c="24"/><text:span text:style-name="T3">continue;</text:span></text:p>
      <text:p text:style-name="P2"><text:span text:style-name="T1"><text:s text:c="20"/></text:span><text:span text:style-name="T3">}</text:span></text:p>
      <text:p text:style-name="P2"><text:s text:c="20"/><text:span text:style-name="T3">Coche c = (Coche) JOptionPane.</text:span><text:span text:style-name="T4">showInputDialog</text:span><text:span text:style-name="T3">(</text:span><text:span text:style-name="T2">null, </text:span><text:span text:style-name="T7">"Seleccione matrícula"</text:span><text:span text:style-name="T2">, </text:span><text:span text:style-name="T7">"Seleccione la matrícula del coche a borrar."</text:span><text:span text:style-name="T2">, </text:span><text:span text:style-name="T3">JOptionPane.</text:span><text:span text:style-name="T6">QUESTION_MESSAGE</text:span><text:span text:style-name="T2">, null, </text:span><text:span text:style-name="T6">Flota</text:span><text:span text:style-name="T3">.seleccionarCoche()</text:span><text:span text:style-name="T2">, </text:span><text:span text:style-name="T6">Flota</text:span><text:span text:style-name="T3">.seleccionarCoche()[</text:span><text:span text:style-name="T9">0</text:span><text:span text:style-name="T3">])</text:span><text:span text:style-name="T2">;</text:span></text:p>
      <text:p text:style-name="P2"><text:span text:style-name="T1"><text:s text:c="20"/></text:span><text:span text:style-name="T2">if </text:span><text:span text:style-name="T3">(c == </text:span><text:span text:style-name="T2">null</text:span><text:span text:style-name="T3">) {</text:span></text:p>
      <text:p text:style-name="P2"><text:s text:c="24"/><text:span text:style-name="T3">JOptionPane.</text:span><text:span text:style-name="T4">showMessageDialog</text:span><text:span text:style-name="T3">(</text:span><text:span text:style-name="T2">null, </text:span><text:span text:style-name="T7">"Has cancelado la baja del coche</text:span><text:span text:style-name="T2">\n</text:span><text:span text:style-name="T7"> " </text:span><text:span text:style-name="T3">+</text:span></text:p>
      <text:p text:style-name="P2"><text:s text:c="32"/><text:span text:style-name="T7">"Volviendo al menu principal..."</text:span><text:span text:style-name="T3">)</text:span><text:span text:style-name="T2">;</text:span></text:p>
      <text:p text:style-name="P4"><text:s text:c="24"/><text:span text:style-name="T3">continue;</text:span></text:p>
      <text:p text:style-name="P2"><text:span text:style-name="T1"><text:s text:c="20"/></text:span><text:span text:style-name="T3">}</text:span></text:p>
      <text:p text:style-name="P2"><text:s text:c="20"/><text:span text:style-name="T6">Flota</text:span><text:span text:style-name="T3">.borrarCoche(c)</text:span><text:span text:style-name="T2">;</text:span></text:p>
      <text:p text:style-name="P2"><text:span text:style-name="T1"><text:s text:c="20"/></text:span><text:span text:style-name="T3">System.</text:span><text:span text:style-name="T6">out</text:span><text:span text:style-name="T3">.println(</text:span><text:span text:style-name="T6">Flota</text:span><text:span text:style-name="T3">.listarCoches())</text:span><text:span text:style-name="T2">;</text:span></text:p>
      <text:p text:style-name="P4"><text:s text:c="20"/><text:span text:style-name="T3">break;</text:span></text:p>
      <text:p text:style-name="P2"><text:span text:style-name="T1"><text:s text:c="16"/></text:span><text:span text:style-name="T3">}</text:span></text:p>
      <text:p text:style-name="P2"><text:s text:c="16"/><text:span text:style-name="T2">case </text:span><text:span text:style-name="T9">2</text:span><text:span text:style-name="T3">: {</text:span></text:p>
      <text:p text:style-name="P2"><text:s text:c="20"/><text:span text:style-name="T2">if </text:span><text:span text:style-name="T3">(</text:span><text:span text:style-name="T6">Flota</text:span><text:span text:style-name="T3">.comprobarSiHayCoches() == </text:span><text:span text:style-name="T2">false</text:span><text:span text:style-name="T3">) {</text:span></text:p>
      <text:p text:style-name="P2"><text:s text:c="24"/><text:span text:style-name="T3">JOptionPane.</text:span><text:span text:style-name="T4">showMessageDialog</text:span><text:span text:style-name="T3">(</text:span><text:span text:style-name="T2">null, </text:span><text:span text:style-name="T7">"No hay ningún coche creado</text:span><text:span text:style-name="T2">\n</text:span><text:span text:style-name="T7">" </text:span><text:span text:style-name="T3">+</text:span></text:p>
      <text:p text:style-name="P2"><text:s text:c="32"/><text:span text:style-name="T7">"Volviendo al menu principal..."</text:span><text:span text:style-name="T3">)</text:span><text:span text:style-name="T2">;</text:span></text:p>
      <text:p text:style-name="P4"><text:s text:c="24"/><text:span text:style-name="T3">continue;</text:span></text:p>
      <text:p text:style-name="P2"><text:span text:style-name="T1"><text:s text:c="20"/></text:span><text:span text:style-name="T3">}</text:span></text:p>
      <text:p text:style-name="P2"><text:s text:c="20"/><text:span text:style-name="T3">Coche c = (Coche) JOptionPane.</text:span><text:span text:style-name="T4">showInputDialog</text:span><text:span text:style-name="T3">(</text:span><text:span text:style-name="T2">null, </text:span><text:span text:style-name="T7">"Datos"</text:span><text:span text:style-name="T2">, </text:span><text:span text:style-name="T7">"Introduzca la matrícula del coche: "</text:span><text:span text:style-name="T2">, </text:span><text:span text:style-name="T3">JOptionPane.</text:span><text:span text:style-name="T6">QUESTION_MESSAGE</text:span><text:span text:style-name="T2">, null, </text:span><text:span text:style-name="T6">Flota</text:span><text:span text:style-name="T3">.seleccionarCoche()</text:span><text:span text:style-name="T2">, </text:span><text:span text:style-name="T6">Flota</text:span><text:span text:style-name="T3">.seleccionarCoche()[</text:span><text:span text:style-name="T9">0</text:span><text:span text:style-name="T3">])</text:span><text:span text:style-name="T2">;</text:span></text:p>
      <text:p text:style-name="P2"><text:span text:style-name="T1"><text:s text:c="20"/></text:span><text:span text:style-name="T2">if </text:span><text:span text:style-name="T3">(c == </text:span><text:span text:style-name="T2">null</text:span><text:span text:style-name="T3">) {</text:span></text:p>
      <text:p text:style-name="P2"><text:s text:c="24"/><text:span text:style-name="T2">continue;</text:span></text:p>
      <text:p text:style-name="P2"><text:span text:style-name="T1"><text:s text:c="20"/></text:span><text:span text:style-name="T3">}</text:span></text:p>
      <text:p text:style-name="P2"><text:s text:c="20"/><text:span text:style-name="T3">JOptionPane.</text:span><text:span text:style-name="T4">showMessageDialog</text:span><text:span text:style-name="T3">(</text:span><text:span text:style-name="T2">null, </text:span><text:span text:style-name="T3">c.salidaDatos())</text:span><text:span text:style-name="T2">;</text:span></text:p>
      <text:p text:style-name="P4"><text:s text:c="20"/><text:span text:style-name="T3">break;</text:span></text:p>
      <text:p text:style-name="P2"><text:span text:style-name="T1"><text:s text:c="16"/></text:span><text:span text:style-name="T3">}</text:span></text:p>
      <text:p text:style-name="P2"><text:s text:c="16"/><text:span text:style-name="T2">case </text:span><text:span text:style-name="T9">3</text:span><text:span text:style-name="T3">: {</text:span></text:p>
      <text:p text:style-name="P2"><text:s text:c="20"/><text:span text:style-name="T3">JOptionPane.</text:span><text:span text:style-name="T4">showMessageDialog</text:span><text:span text:style-name="T3">(</text:span><text:span text:style-name="T2">null, </text:span><text:span text:style-name="T6">Flota</text:span><text:span text:style-name="T3">.listarCoches())</text:span><text:span text:style-name="T2">;</text:span></text:p>
      <text:p text:style-name="P2"><text:span text:style-name="T1"><text:s text:c="16"/></text:span><text:span text:style-name="T3">}</text:span></text:p>
      <text:p text:style-name="P2"><text:s text:c="16"/><text:span text:style-name="T2">break;</text:span></text:p>
      <text:p text:style-name="P2"><text:span text:style-name="T1"><text:s text:c="12"/></text:span><text:span text:style-name="T3">}</text:span></text:p>
      <text:p text:style-name="P2"><text:s text:c="8"/><text:span text:style-name="T3">} </text:span><text:span text:style-name="T2">while </text:span><text:span text:style-name="T3">(botonIntroducido != </text:span><text:span text:style-name="T6">SALIR </text:span><text:span text:style-name="T3">&amp;&amp; botonIntroducido != </text:span><text:span text:style-name="T6">CANCELAR</text:span><text:span text:style-name="T3">)</text:span><text:span text:style-name="T2">;</text:span></text:p>
      <text:p text:style-name="P2"><text:span text:style-name="T1"><text:s text:c="4"/></text:span><text:span text:style-name="T3">}</text:span></text:p>
      <text:p text:style-name="P1">}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1:52:23.24</meta:creation-date>
    <dc:date>2018-02-05T16:53:36.173000000</dc:date>
    <meta:editing-duration>PT41M24S</meta:editing-duration>
    <meta:editing-cycles>3</meta:editing-cycles>
    <meta:generator>LibreOffice/5.4.4.2$Windows_X86_64 LibreOffice_project/2524958677847fb3bb44820e40380acbe820f960</meta:generator>
    <meta:document-statistic meta:table-count="0" meta:image-count="0" meta:object-count="0" meta:page-count="6" meta:paragraph-count="284" meta:word-count="1117" meta:character-count="11482" meta:non-whitespace-character-count="7786"/>
  </office:meta>
</office:document-meta>
</file>